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5e992" officeooo:paragraph-rsid="0015e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ой файл с готовом, отредактированным произведением. </text:p>
      <text:p text:style-name="P1">Главы должны быть ветками! Которые сливаются в этот один файл, то есть наследоваться надо всегда от этого файла.</text:p>
      <text:p text:style-name="P1">Строим новую ветку.</text:p>
      <text:p text:style-name="P1">Редактируем эту ветку.</text:p>
      <text:p text:style-name="P1">Потом сливаем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8S</meta:editing-duration>
    <meta:editing-cycles>3</meta:editing-cycles>
    <meta:generator>LibreOffice/5.4.0.3$Windows_x86 LibreOffice_project/7556cbc6811c9d992f4064ab9287069087d7f62c</meta:generator>
    <dc:date>2020-10-14T13:51:27.943000000</dc:date>
    <meta:document-statistic meta:table-count="0" meta:image-count="0" meta:object-count="0" meta:page-count="1" meta:paragraph-count="5" meta:word-count="32" meta:character-count="225" meta:non-whitespace-character-count="197"/>
    <meta:user-defined meta:name="Info 1"/>
    <meta:user-defined meta:name="Info 2"/>
    <meta:user-defined meta:name="Info 3"/>
    <meta:user-defined meta:name="Info 4"/>
  </office:meta>
</office:document-meta>
</file>